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EG" svg:font-family="REG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officeooo:rsid="001a46d8" officeooo:paragraph-rsid="001a46d8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545a9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997a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d440e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f11d5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417ccd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4bb470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5c92ac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5fa5df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e9fe8" officeooo:paragraph-rsid="003e9fe8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paragraph-rsid="004e78e1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5fa5df" officeooo:paragraph-rsid="005fa5df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6239b9" officeooo:paragraph-rsid="006239b9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fo:font-weight="bold" officeooo:rsid="004e78e1" officeooo:paragraph-rsid="004e78e1" style:font-weight-asian="bold" style:font-weight-complex="bold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officeooo:rsid="005fa5df" officeooo:paragraph-rsid="005fa5d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f0386" style:font-size-asian="14pt" style:font-size-complex="14pt"/>
    </style:style>
    <style:style style:name="T3" style:family="text">
      <style:text-properties style:font-name="Times New Roman" fo:font-size="14pt" officeooo:rsid="0020e473" style:font-size-asian="14pt" style:font-size-complex="14pt"/>
    </style:style>
    <style:style style:name="T4" style:family="text">
      <style:text-properties style:font-name="Times New Roman" fo:font-size="14pt" officeooo:rsid="0021d061" style:font-size-asian="14pt" style:font-size-complex="14pt"/>
    </style:style>
    <style:style style:name="T5" style:family="text">
      <style:text-properties style:font-name="Times New Roman" fo:font-size="14pt" officeooo:rsid="00238643" style:font-size-asian="14pt" style:font-size-complex="14pt"/>
    </style:style>
    <style:style style:name="T6" style:family="text">
      <style:text-properties style:font-name="Times New Roman" fo:font-size="14pt" officeooo:rsid="002545a9" style:font-size-asian="14pt" style:font-size-complex="14pt"/>
    </style:style>
    <style:style style:name="T7" style:family="text">
      <style:text-properties style:font-name="Times New Roman" fo:font-size="14pt" officeooo:rsid="0025fb47" style:font-size-asian="14pt" style:font-size-complex="14pt"/>
    </style:style>
    <style:style style:name="T8" style:family="text">
      <style:text-properties style:font-name="Times New Roman" fo:font-size="14pt" officeooo:rsid="0027a729" style:font-size-asian="14pt" style:font-size-complex="14pt"/>
    </style:style>
    <style:style style:name="T9" style:family="text">
      <style:text-properties style:font-name="Times New Roman" fo:font-size="14pt" officeooo:rsid="002997ac" style:font-size-asian="14pt" style:font-size-complex="14pt"/>
    </style:style>
    <style:style style:name="T10" style:family="text">
      <style:text-properties style:font-name="Times New Roman" fo:font-size="14pt" officeooo:rsid="002a85e9" style:font-size-asian="14pt" style:font-size-complex="14pt"/>
    </style:style>
    <style:style style:name="T11" style:family="text">
      <style:text-properties style:font-name="Times New Roman" fo:font-size="14pt" officeooo:rsid="002d440e" style:font-size-asian="14pt" style:font-size-complex="14pt"/>
    </style:style>
    <style:style style:name="T12" style:family="text">
      <style:text-properties style:font-name="Times New Roman" fo:font-size="14pt" officeooo:rsid="002f11d5" style:font-size-asian="14pt" style:font-size-complex="14pt"/>
    </style:style>
    <style:style style:name="T13" style:family="text">
      <style:text-properties style:font-name="Times New Roman" fo:font-size="14pt" officeooo:rsid="002f77ea" style:font-size-asian="14pt" style:font-size-complex="14pt"/>
    </style:style>
    <style:style style:name="T14" style:family="text">
      <style:text-properties style:font-name="Times New Roman" fo:font-size="14pt" officeooo:rsid="0030a31a" style:font-size-asian="14pt" style:font-size-complex="14pt"/>
    </style:style>
    <style:style style:name="T15" style:family="text">
      <style:text-properties style:font-name="Times New Roman" fo:font-size="14pt" officeooo:rsid="0031a6ae" style:font-size-asian="14pt" style:font-size-complex="14pt"/>
    </style:style>
    <style:style style:name="T16" style:family="text">
      <style:text-properties style:font-name="Times New Roman" fo:font-size="14pt" officeooo:rsid="0033b612" style:font-size-asian="14pt" style:font-size-complex="14pt"/>
    </style:style>
    <style:style style:name="T17" style:family="text">
      <style:text-properties style:font-name="Times New Roman" fo:font-size="14pt" officeooo:rsid="00358186" style:font-size-asian="14pt" style:font-size-complex="14pt"/>
    </style:style>
    <style:style style:name="T18" style:family="text">
      <style:text-properties style:font-name="Times New Roman" fo:font-size="14pt" officeooo:rsid="0036f804" style:font-size-asian="14pt" style:font-size-complex="14pt"/>
    </style:style>
    <style:style style:name="T19" style:family="text">
      <style:text-properties style:font-name="Times New Roman" fo:font-size="14pt" officeooo:rsid="0038f0a4" style:font-size-asian="14pt" style:font-size-complex="14pt"/>
    </style:style>
    <style:style style:name="T20" style:family="text">
      <style:text-properties style:font-name="Times New Roman" fo:font-size="14pt" officeooo:rsid="003cab3f" style:font-size-asian="14pt" style:font-size-complex="14pt"/>
    </style:style>
    <style:style style:name="T21" style:family="text">
      <style:text-properties style:font-name="Times New Roman" fo:font-size="14pt" officeooo:rsid="0040c7f4" style:font-size-asian="14pt" style:font-size-complex="14pt"/>
    </style:style>
    <style:style style:name="T22" style:family="text">
      <style:text-properties style:font-name="Times New Roman" fo:font-size="14pt" officeooo:rsid="004426a2" style:font-size-asian="14pt" style:font-size-complex="14pt"/>
    </style:style>
    <style:style style:name="T23" style:family="text">
      <style:text-properties style:font-name="Times New Roman" fo:font-size="14pt" officeooo:rsid="00451ea6" style:font-size-asian="14pt" style:font-size-complex="14pt"/>
    </style:style>
    <style:style style:name="T24" style:family="text">
      <style:text-properties style:font-name="Times New Roman" fo:font-size="14pt" officeooo:rsid="00471a96" style:font-size-asian="14pt" style:font-size-complex="14pt"/>
    </style:style>
    <style:style style:name="T25" style:family="text">
      <style:text-properties style:font-name="Times New Roman" fo:font-size="14pt" officeooo:rsid="00478a36" style:font-size-asian="14pt" style:font-size-complex="14pt"/>
    </style:style>
    <style:style style:name="T26" style:family="text">
      <style:text-properties style:font-name="Times New Roman" fo:font-size="14pt" officeooo:rsid="0048e70f" style:font-size-asian="14pt" style:font-size-complex="14pt"/>
    </style:style>
    <style:style style:name="T27" style:family="text">
      <style:text-properties style:font-name="Times New Roman" fo:font-size="14pt" officeooo:rsid="004a2fda" style:font-size-asian="14pt" style:font-size-complex="14pt"/>
    </style:style>
    <style:style style:name="T28" style:family="text">
      <style:text-properties style:font-name="Times New Roman" fo:font-size="14pt" officeooo:rsid="004b8bf2" style:font-size-asian="14pt" style:font-size-complex="14pt"/>
    </style:style>
    <style:style style:name="T29" style:family="text">
      <style:text-properties style:font-name="Times New Roman" fo:font-size="14pt" officeooo:rsid="004bb470" style:font-size-asian="14pt" style:font-size-complex="14pt"/>
    </style:style>
    <style:style style:name="T30" style:family="text">
      <style:text-properties style:font-name="Times New Roman" fo:font-size="14pt" officeooo:rsid="004e1f0c" style:font-size-asian="14pt" style:font-size-complex="14pt"/>
    </style:style>
    <style:style style:name="T31" style:family="text">
      <style:text-properties style:font-name="Times New Roman" fo:font-size="14pt" officeooo:rsid="0050df20" style:font-size-asian="14pt" style:font-size-complex="14pt"/>
    </style:style>
    <style:style style:name="T32" style:family="text">
      <style:text-properties style:font-name="Times New Roman" fo:font-size="14pt" officeooo:rsid="005200b8" style:font-size-asian="14pt" style:font-size-complex="14pt"/>
    </style:style>
    <style:style style:name="T33" style:family="text">
      <style:text-properties style:font-name="Times New Roman" fo:font-size="14pt" officeooo:rsid="0052c986" style:font-size-asian="14pt" style:font-size-complex="14pt"/>
    </style:style>
    <style:style style:name="T34" style:family="text">
      <style:text-properties style:font-name="Times New Roman" fo:font-size="14pt" officeooo:rsid="0054924e" style:font-size-asian="14pt" style:font-size-complex="14pt"/>
    </style:style>
    <style:style style:name="T35" style:family="text">
      <style:text-properties style:font-name="Times New Roman" fo:font-size="14pt" officeooo:rsid="00556230" style:font-size-asian="14pt" style:font-size-complex="14pt"/>
    </style:style>
    <style:style style:name="T36" style:family="text">
      <style:text-properties style:font-name="Times New Roman" fo:font-size="14pt" officeooo:rsid="00560346" style:font-size-asian="14pt" style:font-size-complex="14pt"/>
    </style:style>
    <style:style style:name="T37" style:family="text">
      <style:text-properties style:font-name="Times New Roman" fo:font-size="14pt" officeooo:rsid="005c5495" style:font-size-asian="14pt" style:font-size-complex="14pt"/>
    </style:style>
    <style:style style:name="T38" style:family="text">
      <style:text-properties style:font-name="Times New Roman" fo:font-size="14pt" officeooo:rsid="005c92ac" style:font-size-asian="14pt" style:font-size-complex="14pt"/>
    </style:style>
    <style:style style:name="T39" style:family="text">
      <style:text-properties style:font-name="Times New Roman" fo:font-size="14pt" officeooo:rsid="005e38b5" style:font-size-asian="14pt" style:font-size-complex="14pt"/>
    </style:style>
    <style:style style:name="T40" style:family="text">
      <style:text-properties style:font-name="Times New Roman" fo:font-size="14pt" officeooo:rsid="005fa5df" style:font-size-asian="14pt" style:font-size-complex="14pt"/>
    </style:style>
    <style:style style:name="T41" style:family="text">
      <style:text-properties style:font-name="Times New Roman" fo:font-size="14pt" officeooo:rsid="0060bb86" style:font-size-asian="14pt" style:font-size-complex="14pt"/>
    </style:style>
    <style:style style:name="T42" style:family="text">
      <style:text-properties style:font-name="Times New Roman" fo:font-size="14pt" officeooo:rsid="004e78e1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ffffff" style:font-name="Times New Roman" fo:font-size="14pt" fo:letter-spacing="normal" fo:font-style="normal" officeooo:rsid="004e78e1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000000" style:font-name="Times New Roman" fo:font-size="14pt" fo:letter-spacing="normal" fo:font-style="normal" officeooo:rsid="004e78e1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Times New Roman" fo:font-size="14pt" fo:letter-spacing="normal" fo:font-style="normal" officeooo:rsid="004f4369" style:font-size-asian="14pt" style:font-weight-asian="bold" style:font-size-complex="14pt" style:font-weight-complex="bold"/>
    </style:style>
    <style:style style:name="T46" style:family="text">
      <style:text-properties officeooo:rsid="005fa5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2"><text:span text:style-name="T2"><text:tab/></text:span><text:span text:style-name="T24">В XXI веке</text:span><text:span text:style-name="T5"> человечество </text:span><text:span text:style-name="T25">владеет</text:span><text:span text:style-name="T5"> невообразимым объемом данных. </text:span><text:span text:style-name="T6">Знания, передававшиеся из поколения в поколение в течение многих тысячелетий продолжают увеличиваться </text:span><text:span text:style-name="T26">и </text:span><text:span text:style-name="T6">по сей день. Так, </text:span><text:span text:style-name="T7">ежегодный прирост </text:span><text:span text:style-name="T6">информации </text:span><text:span text:style-name="T7">составляет</text:span><text:span text:style-name="T6"> 30% </text:span><text:span text:style-name="T30">[1]</text:span><text:span text:style-name="T6">. </text:span></text:p>
      <text:p text:style-name="P3"><text:span text:style-name="T6"><text:tab/></text:span><text:span text:style-name="T7">С появлением письменности, </text:span><text:span text:style-name="T8">будь то шумерские таблички или берестяные грамоты, </text:span><text:span text:style-name="T7">перед человечеством возникает вопрос хранения и обработки данных. </text:span><text:span text:style-name="T8">Причем с развитием цивилизации, и, как следствие, увеличением документооборота, проблема хранения информации требует <text:s/>систематического решения. </text:span><text:span text:style-name="T9">Например, в конце XX века данные крупной компании могли занимать несколько этажей, что требовало дополнительных </text:span><text:span text:style-name="T27">кадров</text:span><text:span text:style-name="T9"> для работы с ними. </text:span></text:p>
      <text:p text:style-name="P4"><text:span text:style-name="T9"><text:tab/>Первым этапом решения </text:span><text:span text:style-name="T10">этого </text:span><text:span text:style-name="T9">вопроса стало внедрение компьютеров. </text:span><text:span text:style-name="T10">Многие операции с данными были упрощены, </text:span><text:span text:style-name="T11">а быстрый рост информационных технологий привел к увеличению скорости работы над данными. Однако хранение информации в виде файлов на одном компьютере стало неэффективным. Во-первых, поиск файла в файловой системе был долгим. Во-вторых, хранение информации в одном файле затрудняло поиск необходимых данных. </text:span></text:p>
      <text:p text:style-name="P5"><text:span text:style-name="T11"><text:tab/></text:span><text:span text:style-name="T4">Решение проблемы </text:span><text:span text:style-name="T5">разрозненного</text:span><text:span text:style-name="T3"> хранения данных</text:span><text:span text:style-name="T4"> впервые было представлено на симпозиуме в 1963 году в Санта-Монике. </text:span><text:span text:style-name="T31">Х</text:span><text:span text:style-name="T12">отя речь шла о внедрени</text:span><text:span text:style-name="T28">и</text:span><text:span text:style-name="T12"> баз данных в военные приложения, этот момент считается точкой отсчета истории базы данных. </text:span><text:span text:style-name="T13">Их </text:span><text:span text:style-name="T16">применение</text:span><text:span text:style-name="T13"> в работ</text:span><text:span text:style-name="T16">е</text:span><text:span text:style-name="T13"> компани</text:span><text:span text:style-name="T15">й</text:span><text:span text:style-name="T13"> привело к увеличению скорости работы. А автоматизация основных процессов базы данных, таких как создание, </text:span><text:span text:style-name="T14">просмотр</text:span><text:span text:style-name="T13">, </text:span><text:span text:style-name="T14">удаление данных привело к созданию системы управления базы данных (СУБД).</text:span></text:p>
      <text:p text:style-name="P7"><text:span text:style-name="T14"><text:tab/></text:span><text:span text:style-name="T17">В </text:span><text:span text:style-name="T22">2021 году</text:span><text:span text:style-name="T17"> ни одна сфера жизни не обходится без </text:span><text:span text:style-name="T32">компьютеризации</text:span><text:span text:style-name="T17">. </text:span><text:span text:style-name="T22">Организации используют </text:span><text:span text:style-name="T31">базы </text:span><text:span text:style-name="T33">и СУБД</text:span><text:span text:style-name="T22"> для перевода данных в электронный вид</text:span><text:span text:style-name="T23">. </text:span><text:span text:style-name="T29">Необходимость перевода заключается не столько в потребности сократить </text:span><text:soft-page-break/><text:span text:style-name="T29">временные и материальные (сокращение кадров) расходы, сколько в поддержании конкурентоспособности. Переход компании в электронный вид </text:span><text:span text:style-name="T35">дает возможность</text:span><text:span text:style-name="T29"> приобре</text:span><text:span text:style-name="T35">тения</text:span><text:span text:style-name="T29"> принципиально новы</text:span><text:span text:style-name="T35">х</text:span><text:span text:style-name="T29"> качеств, </text:span><text:span text:style-name="T35">позволяющих иметь</text:span><text:span text:style-name="T29"> существенные преимущества над другими.</text:span></text:p>
      <text:p text:style-name="P8"><text:span text:style-name="T18"><text:tab/></text:span><text:span text:style-name="T36">Из-за</text:span><text:span text:style-name="T18"> </text:span><text:span text:style-name="T33">высокой популярност</text:span><text:span text:style-name="T36">и</text:span><text:span text:style-name="T33"> СУБД</text:span><text:span text:style-name="T18"> возникает вопрос </text:span><text:span text:style-name="T34">об</text:span><text:span text:style-name="T18"> оптимизации </text:span><text:span text:style-name="T34">ее </text:span><text:span text:style-name="T18">работы.</text:span><text:span text:style-name="T37"> </text:span><text:span text:style-name="T38">Так как одним из самых распространенных способов увеличения производительности является параллельное выполнение, следует рассмотреть оптимизацию многопоточной программы. </text:span><text:span text:style-name="T37">Поскольку операция соединения с базой данных является одной из самых долгих, следует минимизировать количество соединений.</text:span></text:p>
      <text:p text:style-name="P10"><text:span text:style-name="T19"><text:tab/>Ц</text:span><text:span text:style-name="T1">елью </text:span><text:span text:style-name="T39">данной </text:span><text:span text:style-name="T1">работы является </text:span><text:span text:style-name="T39">реализация многопоточного доступа к СУБД. </text:span><text:span text:style-name="T1">Для достижения поставленной цели</text:span><text:span text:style-name="T20"> </text:span><text:span text:style-name="T21">необходимо решить следующие задачи</text:span><text:span text:style-name="T40">:</text:span></text:p>
      <text:p text:style-name="P12"><text:span text:style-name="T1">1. Исследование и анализ существующих решений;</text:span></text:p>
      <text:p text:style-name="P12"><text:span text:style-name="T1">2. Исследование возможности распараллеливания подключения;</text:span></text:p>
      <text:p text:style-name="P12"><text:span text:style-name="T1">3. Реализация распараллеливания;</text:span></text:p>
      <text:p text:style-name="P9"><text:span text:style-name="T40">4. Анализ и сравнение времени работы для исходного случая и реализуемого.</text:span></text:p>
      <text:p text:style-name="P5"><text:span text:style-name="T19"/></text:p>
      <text:p text:style-name="P15"><text:span text:style-name="T41">1</text:span><text:span text:style-name="T19">. </text:span><text:span text:style-name="T1">Аналитический раздел</text:span></text:p>
      <text:p text:style-name="P9"><text:span text:style-name="T40"><text:tab/>В данном разделе будет выполнен анализ СУБД, представлены существующие методы и алгоритмы решения поставленной задачи. Также будет выполнен анализ решений с указанием достоинств и недостатков.</text:span></text:p>
      <text:p text:style-name="P9"><text:span text:style-name="T40"/></text:p>
      <text:p text:style-name="P13"><text:span text:style-name="T40">1.</text:span><text:span text:style-name="T1">1. Реляционная БД</text:span></text:p>
      <text:p text:style-name="P13"><text:span text:style-name="T1"><text:tab/></text:span></text:p>
      <text:p text:style-name="P9"><text:span text:style-name="T40"/></text:p>
      <text:p text:style-name="P5"><text:span text:style-name="T19">-цель и основные задачи работы;</text:span></text:p>
      <text:p text:style-name="P5"><text:span text:style-name="T19">-краткий обзор предметной области (1 – 3 абзаца);</text:span></text:p>
      <text:p text:style-name="P5"><text:span text:style-name="T19">-актуальность изучаемой проблемы (2 – 3 абзаца);</text:span></text:p>
      <text:p text:style-name="P5"><text:span text:style-name="T19">-краткий обзор текущего состояния проблемы и анализ отрицательных моментов</text:span></text:p>
      <text:p text:style-name="P6"><text:span text:style-name="T19">-существующих решений (3 – 4 абзаца);</text:span></text:p>
      <text:p text:style-name="P6"><text:span text:style-name="T19">-описание предлагаемого решения и способов проверки его правильности (2 – 3</text:span></text:p>
      <text:p text:style-name="P5"><text:span text:style-name="T19">абзаца)</text:span></text:p>
      <text:p text:style-name="P14"><text:span text:style-name="T19">Л</text:span><text:span text:style-name="T1">итература</text:span></text:p>
      <text:p text:style-name="P11"><text:span text:style-name="T42">1. </text:span><text:span text:style-name="T44">Шафронов-Куцев Г.Ф. Новые ориентиры модернизации профессианального образования в условиях информационного взрыва // West Kazakhstan Medical Journal. 2012. №2 (34). URL: </text:span><text:a xlink:type="simple" xlink:href="https://cyberleninka.ru/article/n/novye-orientiry-modernizatsii-professianalnogo-obrazovaniya-v-usloviyah-informatsionnogo-vzryva" text:style-name="Internet_20_link" text:visited-style-name="Visited_20_Internet_20_Link">https://cyberleninka.ru/article/n/novye-orientiry-modernizatsii-professianalnogo-obrazovaniya-v-usloviyah-informatsionnogo-vzryva</text:a><text:span text:style-name="T44"> </text:span><text:span text:style-name="T45">(дата обращения: 11.11.2021).</text:span><text:span text:style-name="T43"> (дата обращения: 11.11.2021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EG" svg:font-family="REG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4:13:17.188166843</meta:creation-date>
    <meta:generator>LibreOffice/6.4.7.2$Linux_X86_64 LibreOffice_project/40$Build-2</meta:generator>
    <dc:date>2021-11-12T01:10:17.647180028</dc:date>
    <meta:editing-duration>PT6H34M33S</meta:editing-duration>
    <meta:editing-cycles>57</meta:editing-cycles>
    <meta:document-statistic meta:table-count="0" meta:image-count="0" meta:object-count="0" meta:page-count="4" meta:paragraph-count="25" meta:word-count="447" meta:character-count="3643" meta:non-whitespace-character-count="3203"/>
  </office:meta>
</office:document-meta>
</file>